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 style:list-style-name="L1"/>
    <style:style style:name="P4" style:family="paragraph" style:parent-style-name="Standard" style:list-style-name="L1"/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1"/>
    <style:style style:name="P13" style:family="paragraph" style:parent-style-name="Standard" style:list-style-name="L1"/>
    <style:style style:name="P14" style:family="paragraph" style:parent-style-name="Standard" style:list-style-name="L1"/>
    <style:style style:name="P15" style:family="paragraph" style:parent-style-name="Standard" style:list-style-name="L1"/>
    <style:style style:name="P16" style:family="paragraph" style:parent-style-name="Standard" style:list-style-name="L1"/>
    <style:style style:name="P17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L1">
        <text:list-item>
          <text:p text:style-name="P1">Introduction</text:p>
        </text:list-item>
        <text:list-item>
          <text:p text:style-name="P1">Theory</text:p>
          <text:list>
            <text:list-item>
              <text:p text:style-name="P1">Xquery</text:p>
              <text:list>
                <text:list-item>
                  <text:p text:style-name="P1">XPath</text:p>
                </text:list-item>
                <text:list-item>
                  <text:p text:style-name="P1">FLWOR</text:p>
                </text:list-item>
                <text:list-item>
                  <text:p text:style-name="P1">Full text extension</text:p>
                </text:list-item>
              </text:list>
            </text:list-item>
            <text:list-item>
              <text:p text:style-name="P1">Relational Algebra</text:p>
            </text:list-item>
            <text:list-item>
              <text:p text:style-name="P1">State of the art</text:p>
              <text:list>
                <text:list-item>
                  <text:p text:style-name="P1">Pathfinder</text:p>
                </text:list-item>
                <text:list-item>
                  <text:p text:style-name="P1">SaXon</text:p>
                </text:list-item>
                <text:list-item>
                  <text:p text:style-name="P1">Quark</text:p>
                </text:list-item>
              </text:list>
            </text:list-item>
          </text:list>
        </text:list-item>
        <text:list-item>
          <text:p text:style-name="P1">Implementation</text:p>
          <text:list>
            <text:list-item>
              <text:p text:style-name="P1">Lexer</text:p>
            </text:list-item>
            <text:list-item>
              <text:p text:style-name="P1">Parser</text:p>
            </text:list-item>
            <text:list-item>
              <text:p text:style-name="P1">Tree to RelAlg</text:p>
            </text:list-item>
          </text:list>
        </text:list-item>
        <text:list-item>
          <text:p text:style-name="P1">Discussion</text:p>
        </text:list-item>
        <text:list-item>
          <text:p text:style-name="P1">Conclusio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9-11T15:21:29</meta:creation-date>
    <dc:date>2007-09-11T15:33:57</dc:date>
    <dc:language>en-US</dc:language>
    <meta:editing-cycles>2</meta:editing-cycles>
    <meta:editing-duration>PT12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25" meta:character-count="166"/>
  </office:meta>
</office:document-meta>
</file>